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pitch="variable"/>
    <style:font-face style:name="Sitka Text" svg:font-family="'Sitka Tex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20.321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font-name="Sitka Text" fo:font-weight="bold" style:font-weight-asian="bold" style:font-weight-complex="bold"/>
    </style:style>
    <style:style style:name="T1" style:family="text">
      <style:text-properties style:font-name="Sitka Text" fo:language="fr" fo:country="BE" fo:font-weight="bold" style:font-weight-asian="bold" style:font-weight-complex="bold"/>
    </style:style>
    <style:style style:name="T2" style:family="text">
      <style:text-properties style:font-name="Sitka Text" fo:font-weight="bold" style:font-weight-asian="bold" style:font-weight-complex="bold"/>
    </style:style>
    <style:style style:name="T3" style:family="text">
      <style:text-properties fo:color="#c9211e" style:font-name="Sitka Text" fo:font-weight="bold" style:font-weight-asian="bold" style:font-weight-complex="bold"/>
    </style:style>
    <style:style style:name="T4" style:family="text">
      <style:text-properties style:font-name="Sitka Text" fo:language="fr" fo:country="FR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itka Text" fo:font-size="18pt" fo:language="fr" fo:country="FR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Sitka Text" fo:font-weight="bold" style:font-weight-asian="bold" style:font-weight-complex="bold"/>
    </style:style>
    <style:style style:name="T7" style:family="text">
      <style:text-properties fo:color="#000000" style:font-name="Sitka Text" fo:language="fr" fo:country="F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3.429cm" svg:x="1cm" svg:y="1cm">
          <draw:text-box>
            <text:p/>
          </draw:text-box>
        </draw:frame>
        <draw:frame draw:style-name="gr2" draw:text-style-name="P4" draw:layer="layout" svg:width="19.59cm" svg:height="20.571cm" svg:x="1cm" svg:y="1cm">
          <draw:text-box>
            <text:p text:style-name="P2"><text:span text:style-name="T1">Liste</text:span><text:span text:style-name="T2"> </text:span><text:span text:style-name="T1">des</text:span><text:span text:style-name="T2"> </text:span><text:span text:style-name="T1">outils</text:span><text:span text:style-name="T2"> </text:span><text:span text:style-name="T1">et</text:span><text:span text:style-name="T2"> </text:span><text:span text:style-name="T1">accessoires</text:span><text:span text:style-name="T2"> </text:span></text:p>
            <text:p text:style-name="P2"><text:span text:style-name="T2"/></text:p>
            <text:p text:style-name="P2"><text:span text:style-name="T2"/></text:p>
            <text:p text:style-name="P3"><text:span text:style-name="T3">Observation </text:span></text:p>
            <text:p text:style-name="P3"><text:span text:style-name="T2"/></text:p>
            <text:p text:style-name="P3"><text:span text:style-name="T2">- </text:span><text:span text:style-name="T4">Jumelle</text:span></text:p>
            <text:p text:style-name="P3"><text:span text:style-name="T2"/></text:p>
            <text:p text:style-name="P3"><text:span text:style-name="T2">- Telescope </text:span></text:p>
            <text:p text:style-name="P3"><text:span text:style-name="T2"><text:tab/></text:span><text:span text:style-name="T2">- Lentille de <text:s/>Barlow [Grossisement x2 à x3]</text:span></text:p>
            <text:p text:style-name="P3"><text:span text:style-name="T5"><text:tab/></text:span><text:span text:style-name="T4">- Filtre Lunaire</text:span></text:p>
            <text:p text:style-name="P3"><text:span text:style-name="T2"><text:tab/></text:span><text:span text:style-name="T2">- Filtre anti-pollution 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Utilitaire</text:span></text:p>
            <text:p text:style-name="P2"><text:span text:style-name="T2"/></text:p>
            <text:p text:style-name="P3"><text:span text:style-name="T2">- Carte du ciel</text:span></text:p>
            <text:p text:style-name="P3"><text:span text:style-name="T2">- Lampe [Lumiere rouge]</text:span></text:p>
            <text:p text:style-name="P3"><text:span text:style-name="T2">- Laser Vert [100mW]</text:span></text:p>
            <text:p text:style-name="P3"><text:span text:style-name="T2">- Meteo [Meteoblue]</text:span></text:p>
            <text:p text:style-name="P3"><text:span text:style-name="T2"/></text:p>
            <text:p text:style-name="P3"><text:span text:style-name="T3">Conseil</text:span></text:p>
            <text:p text:style-name="P3"><text:span text:style-name="T3"/></text:p>
            <text:p text:style-name="P3"><text:span text:style-name="T6">- Vetement &amp; Accesoire chaud </text:span></text:p>
            <text:p text:style-name="P3"><text:span text:style-name="T6">- Couverture Thermique</text:span></text:p>
            <text:p text:style-name="P3"><text:span text:style-name="T7">- Collation &amp; Boissons [Froide/Tiède]</text:span></text:p>
            <text:p text:style-name="P3"><text:span text:style-name="T6">- Tapis isolant Thermique </text:span></text:p>
            <text:p text:style-name="P3"><text:span text:style-name="T6">- Tabouret Telescopiqu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pitch="variable"/>
    <style:font-face style:name="Sitka Text" svg:font-family="'Sitka Tex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4.2$Windows_X86_64 LibreOffice_project/3d775be2011f3886db32dfd395a6a6d1ca2630ff</meta:generator>
    <dc:date>2020-08-01T10:07:59.397000000</dc:date>
    <meta:editing-duration>PT9M25S</meta:editing-duration>
    <meta:editing-cycles>2</meta:editing-cycles>
    <meta:document-statistic meta:object-count="2"/>
  </office:meta>
</office:document-meta>
</file>